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ppunti/ I nibelunghi</text:p>
      <text:p text:style-name="Standard">di Massimo Mantellini - Ecco come accade che l'uso di 4,5 secondi di una puntata dei Simpson possa consentire alla Fox di Murdoch di fatturare 10mila dollari. A raccontarlo è Lawrence Lessig</text:p>
      <text:p text:style-name="Standard"/>
      <text:p text:style-name="Standard">Roma – C’è un episodio fra i tanti che Lawrence Lessig cita nel suo ultimo libro "Cultura Libera" (Apogeo, 2005, 15 euro) che mi ha colpito e che vi vorrei citare.</text:p>
      <text:p text:style-name="Standard"/>
      <text:p text:style-name="Standard">L’esempio riguarda la storia di un autore cinematografico, John Else, che negli anni 90 decide di produrre un documentario sul lavoro dei macchinisti dell'Opera di San Francisco durante l'esecuzione della tetralogia dell'anello del nibelungo: per quelli come me poco avvezzi, dirò che si tratta di una opera di Wagner. L'idea è quella di seguire l'esecuzione dell'opera riprendendo i lavori di quanti lavorano dietro le quinte. Quando molti anni dopo le riprese sono terminate e Else sta montando il video qualcuno si accorge che in una scena girata sotto il palco, una scena della durata esatta di 4,5 secondi nella quale vengono ripresi alcuni macchinisti che stanno giocando a carte nell'attesa fra un cambio di scena e l'altro, nell'angolo in alto dell'inquadratura del documentario, compare un minuscolo televisore che in quel momento sta trasmettendo un cartone animato dei Simpson. Un francobollo di Simpson della durata di un battito di ciglia dentro un documentario su Wagner.</text:p>
      <text:p text:style-name="Standard"/>
      <text:p text:style-name="Standard">Poiché gli americani sono gente ligia Else decide di chiedere la liberatoria per poter utilizzare quella ripresa. Cosi il regista contatta nientemeno che Matt Groening che dei Simpson è il creatore: il babbo dei Simpson risponde che ovviamente per lui non c'è alcun problema. Ma poiché in queste faccende gli americani spesso sono ligi fino alla pedanteria (ricordate che stiamo parlando di un documentario amatoriale a basso costo e non di una produzione hollywoodiana) si decide di contattare anche la casa produttrice del programma, la Gracie Films. Anche in quel caso la risposta è "nessun problema, usate pure la scena". Resta a questo punto un solo soggetto interessato ai diritti sui Simpson, la casa madre che li distribuisce, la Fox.</text:p>
      <text:p text:style-name="Standard"/>
      <text:p text:style-name="Standard">All'ufficio legale della Fox al telefono risponde la signora Rebecca Herrera (la citazione del nome è inutile ma mi va lo stesso di farla): l'avvocatessa della Fox risponde placida che 4,5 secondi di Simpson dentro un televisorino nell'angolo in alto della scena di un documentario su Wagner costano 10.000 dollari tondi tondi. Immaginiamoci la scena. "Come scusi?" chiede Else. "10.000 dollari signore, che a lei, al creatore dei Simpson, ai produttori del programma o a chiunque altro, piaccia o no".</text:p>
      <text:p text:style-name="Standard"/>
      <text:p text:style-name="Standard">Tratto da Punto Informatico (http://punto-informatico.it/index.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ontrappunti/ I nibelunghi</dc:title>
    <meta:initial-creator>Marco</meta:initial-creator>
    <meta:creation-date>2005-06-07T15:22:00</meta:creation-date>
    <dc:creator>Marco</dc:creator>
    <dc:date>2005-06-07T15:48:00</dc:date>
    <dc:language>it-IT</dc:language>
    <meta:editing-cycles>4</meta:editing-cycles>
    <meta:editing-duration>PT7M0S</meta:editing-duration>
    <meta:user-defined meta:name="Info 1"/>
    <meta:user-defined meta:name="Info 2"/>
    <meta:user-defined meta:name="Info 3"/>
    <meta:user-defined meta:name="Info 4"/>
    <meta:document-statistic meta:table-count="0" meta:image-count="0" meta:object-count="0" meta:page-count="1" meta:paragraph-count="7" meta:word-count="426" meta:character-count="2675"/>
  </office:meta>
</office:document-meta>
</file>